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84cm" fo:min-width="2.682cm"/>
    </style:style>
    <style:style style:name="gr4" style:family="graphic" style:parent-style-name="standard">
      <style:graphic-properties draw:textarea-horizontal-align="justify" draw:textarea-vertical-align="middle" draw:auto-grow-height="false" fo:min-height="4.2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2.772cm" fo:min-width="3.6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0" style:family="graphic" style:parent-style-name="standard">
      <style:graphic-properties draw:textarea-horizontal-align="justify" draw:textarea-vertical-align="middle" draw:auto-grow-height="false" fo:min-height="2.144cm" fo:min-width="3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73cm"/>
    </style:style>
    <style:style style:name="gr12" style:family="graphic" style:parent-style-name="standard">
      <style:graphic-properties draw:textarea-horizontal-align="justify" draw:textarea-vertical-align="middle" draw:auto-grow-height="false" fo:min-height="2.15cm" fo:min-width="4.2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textarea-horizontal-align="justify" draw:textarea-vertical-align="middle" draw:auto-grow-height="false" fo:min-height="1.954cm" fo:min-width="2.964cm"/>
    </style:style>
    <style:style style:name="gr15" style:family="graphic" style:parent-style-name="standard">
      <style:graphic-properties draw:textarea-horizontal-align="justify" draw:textarea-vertical-align="middle" draw:auto-grow-height="false" fo:min-height="3.35cm" fo:min-width="5.2cm"/>
    </style:style>
    <style:style style:name="gr16" style:family="graphic" style:parent-style-name="standard">
      <style:graphic-properties draw:textarea-horizontal-align="justify" draw:textarea-vertical-align="middle" draw:auto-grow-height="false" fo:min-height="3.05cm" fo:min-width="6.1cm"/>
    </style:style>
    <style:style style:name="gr17" style:family="graphic" style:parent-style-name="standard">
      <style:graphic-properties draw:textarea-horizontal-align="justify" draw:textarea-vertical-align="middle" draw:auto-grow-height="false" fo:min-height="1.95cm" fo:min-width="6cm"/>
    </style:style>
    <style:style style:name="gr18" style:family="graphic" style:parent-style-name="standard">
      <style:graphic-properties draw:textarea-horizontal-align="justify" draw:textarea-vertical-align="middle" draw:auto-grow-height="false" fo:min-height="2.95cm" fo:min-width="5.9cm"/>
    </style:style>
    <style:style style:name="gr19" style:family="graphic" style:parent-style-name="standard">
      <style:graphic-properties draw:textarea-horizontal-align="justify" draw:textarea-vertical-align="middle" draw:auto-grow-height="false" fo:min-height="2.65cm" fo:min-width="5.7cm"/>
    </style:style>
    <style:style style:name="gr20" style:family="graphic" style:parent-style-name="standard">
      <style:graphic-properties draw:textarea-horizontal-align="justify" draw:textarea-vertical-align="middle" draw:auto-grow-height="false" fo:min-height="1.8cm" fo:min-width="1.4cm"/>
    </style:style>
    <style:style style:name="gr21" style:family="graphic" style:parent-style-name="standard">
      <style:graphic-properties draw:textarea-horizontal-align="justify" draw:textarea-vertical-align="middle" draw:auto-grow-height="false" fo:min-height="4.75cm" fo:min-width="2cm"/>
    </style:style>
    <style:style style:name="gr22" style:family="graphic" style:parent-style-name="standard">
      <style:graphic-properties draw:textarea-horizontal-align="justify" draw:textarea-vertical-align="middle" draw:auto-grow-height="false" fo:min-height="1.8cm" fo:min-width="1.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2.75cm" fo:min-width="4.1cm"/>
    </style:style>
    <style:style style:name="gr26" style:family="graphic" style:parent-style-name="standard">
      <style:graphic-properties draw:textarea-horizontal-align="justify" draw:textarea-vertical-align="middle" draw:auto-grow-height="false" fo:min-height="1.65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8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29" style:family="graphic" style:parent-style-name="standard">
      <style:graphic-properties draw:textarea-horizontal-align="justify" draw:textarea-vertical-align="middle" draw:auto-grow-height="false" fo:min-height="2.85cm" fo:min-width="3.8cm"/>
    </style:style>
    <style:style style:name="gr30" style:family="graphic" style:parent-style-name="standard">
      <style:graphic-properties draw:stroke="none" draw:fill="none" fo:min-height="0.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0.705cm"/>
    </style:style>
    <style:style style:name="gr32" style:family="graphic" style:parent-style-name="standard">
      <style:graphic-properties draw:textarea-horizontal-align="justify" draw:textarea-vertical-align="middle" draw:auto-grow-height="false" fo:min-height="1.6cm" fo:min-width="1.45cm"/>
    </style:style>
    <style:style style:name="gr33" style:family="graphic" style:parent-style-name="standard">
      <style:graphic-properties draw:textarea-horizontal-align="justify" draw:textarea-vertical-align="middle" draw:auto-grow-height="false" fo:min-height="2.45cm" fo:min-width="3.4cm"/>
    </style:style>
    <style:style style:name="gr34" style:family="graphic" style:parent-style-name="standard">
      <style:graphic-properties draw:stroke="none" svg:stroke-color="#000000" draw:fill="none" draw:fill-color="#ffffff" fo:min-height="1.423cm"/>
    </style:style>
    <style:style style:name="gr35" style:family="graphic" style:parent-style-name="standard">
      <style:graphic-properties draw:textarea-horizontal-align="justify" draw:textarea-vertical-align="middle" draw:auto-grow-height="false" fo:min-height="4.05cm" fo:min-width="10.7cm"/>
    </style:style>
    <style:style style:name="gr36" style:family="graphic" style:parent-style-name="standard">
      <style:graphic-properties draw:stroke="none" svg:stroke-color="#000000" draw:fill="none" draw:fill-color="#ffffff" fo:min-height="0.95cm"/>
    </style:style>
    <style:style style:name="gr37" style:family="graphic" style:parent-style-name="standard">
      <style:graphic-properties draw:textarea-horizontal-align="justify" draw:textarea-vertical-align="middle" draw:auto-grow-height="false" fo:min-height="1.766cm" fo:min-width="4.286cm"/>
    </style:style>
    <style:style style:name="gr38" style:family="graphic" style:parent-style-name="standard">
      <style:graphic-properties draw:textarea-horizontal-align="justify" draw:textarea-vertical-align="middle" draw:auto-grow-height="false" fo:min-height="2.144cm" fo:min-width="4.096cm"/>
    </style:style>
    <style:style style:name="gr39" style:family="graphic" style:parent-style-name="standard">
      <style:graphic-properties draw:textarea-horizontal-align="justify" draw:textarea-vertical-align="middle" draw:auto-grow-height="false" fo:min-height="2.25cm" fo:min-width="4.1cm"/>
    </style:style>
    <style:style style:name="gr40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41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42" style:family="graphic" style:parent-style-name="standard">
      <style:graphic-properties draw:textarea-horizontal-align="justify" draw:textarea-vertical-align="middle" draw:auto-grow-height="false" fo:min-height="2.35cm" fo:min-width="3.7cm"/>
    </style:style>
    <style:style style:name="gr43" style:family="graphic" style:parent-style-name="standard">
      <style:graphic-properties draw:textarea-horizontal-align="justify" draw:textarea-vertical-align="middle" draw:auto-grow-height="false" fo:min-height="1.514cm" fo:min-width="2.838cm"/>
    </style:style>
    <style:style style:name="gr44" style:family="graphic" style:parent-style-name="standard">
      <style:graphic-properties draw:textarea-horizontal-align="justify" draw:textarea-vertical-align="middle" draw:auto-grow-height="false" fo:min-height="1.85cm" fo:min-width="1.8cm"/>
    </style:style>
    <style:style style:name="gr45" style:family="graphic" style:parent-style-name="standard">
      <style:graphic-properties draw:stroke="none" svg:stroke-color="#000000" draw:fill="none" draw:fill-color="#ffffff" fo:min-height="0.55cm"/>
    </style:style>
    <style:style style:name="gr46" style:family="graphic" style:parent-style-name="standard">
      <style:graphic-properties draw:stroke="none" svg:stroke-color="#000000" draw:fill="none" draw:fill-color="#ffffff" fo:min-height="0.6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2.5cm" fo:min-width="1.6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2.792cm" fo:min-width="4.522cm"/>
    </style:style>
    <style:style style:name="gr51" style:family="graphic" style:parent-style-name="standard">
      <style:graphic-properties draw:textarea-horizontal-align="justify" draw:textarea-vertical-align="middle" draw:auto-grow-height="false" fo:min-height="2.792cm" fo:min-width="4.7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cm" svg:x="8.3cm" svg:y="3cm">
          <text:p text:style-name="P1">Opening 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cm" svg:y1="6.4cm" svg:x2="10.7cm" svg:y2="8.4cm">
          <text:p/>
        </draw:line>
        <draw:line draw:style-name="gr2" draw:text-style-name="P2" draw:layer="layout" svg:x1="7.7cm" svg:y1="16.7cm" svg:x2="6cm" svg:y2="16.7cm">
          <text:p/>
        </draw:line>
        <draw:custom-shape draw:style-name="gr3" draw:text-style-name="P1" draw:layer="layout" svg:width="4.5cm" svg:height="3.3cm" svg:x="1.2cm" svg:y="15.1cm">
          <text:p text:style-name="P1">Q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1cm" svg:height="4.5cm" svg:x="14.3cm" svg:y="14.4cm">
          <text:p text:style-name="P1">Display Rul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cm" svg:y1="16.7cm" svg:x2="14.2cm" svg:y2="16.7cm">
          <text:p/>
        </draw:line>
        <draw:custom-shape draw:style-name="gr5" draw:text-style-name="P1" draw:layer="layout" svg:width="4.7cm" svg:height="4cm" svg:x="7.9cm" svg:y="14.9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3.8cm" svg:x2="10.5cm" svg:y2="14.8cm">
          <text:p/>
        </draw:line>
        <draw:custom-shape draw:style-name="gr6" draw:text-style-name="P1" draw:layer="layout" svg:width="6.6cm" svg:height="4.8cm" svg:x="7.9cm" svg:y="8.7cm">
          <text:p text:style-name="P1">Start game</text:p>
          <text:p text:style-name="P1">Read rules or</text:p>
          <text:p text:style-name="P1">qu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3cm" svg:y1="19.2cm" svg:x2="10.3cm" svg:y2="20.7cm">
          <text:p/>
        </draw:line>
        <draw:frame draw:style-name="gr7" draw:text-style-name="P3" draw:layer="layout" svg:width="2.119cm" svg:height="0.962cm" svg:x="12.481cm" svg:y="15.8cm">
          <draw:text-box>
            <text:p>Rules</text:p>
          </draw:text-box>
        </draw:frame>
        <draw:frame draw:style-name="gr8" draw:text-style-name="P3" draw:layer="layout" svg:width="1.666cm" svg:height="0.962cm" svg:x="5.9cm" svg:y="15.8cm">
          <draw:text-box>
            <text:p>Quit</text:p>
          </draw:text-box>
        </draw:frame>
        <draw:frame draw:style-name="gr9" draw:text-style-name="P3" draw:layer="layout" svg:width="3.605cm" svg:height="0.962cm" svg:x="10.8cm" svg:y="19.5cm">
          <draw:text-box>
            <text:p>Start game</text:p>
          </draw:text-box>
        </draw:frame>
        <draw:custom-shape draw:style-name="gr10" draw:text-style-name="P1" draw:layer="layout" svg:width="5.6cm" svg:height="3.8cm" svg:x="7.2cm" svg:y="20.8cm">
          <text:p text:style-name="P1">Choose </text:p>
          <text:p text:style-name="P1">number of </text:p>
          <text:p text:style-name="P1">human</text:p>
          <text:p text:style-name="P1">player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3cm" svg:y1="14.9cm" svg:x2="8.3cm" svg:y2="13.7cm">
          <text:p/>
        </draw:line>
        <draw:frame draw:style-name="gr11" draw:text-style-name="P3" draw:layer="layout" svg:width="3.173cm" svg:height="1.673cm" svg:x="4.927cm" svg:y="13.4cm">
          <draw:text-box>
            <text:p>Incorrect</text:p>
            <text:p>validation</text:p>
          </draw:text-box>
        </draw:frame>
        <draw:line draw:style-name="gr2" draw:text-style-name="P2" draw:layer="layout" svg:x1="16.4cm" svg:y1="14.1cm" svg:x2="14.5cm" svg:y2="11.6cm">
          <text:p/>
        </draw:line>
        <draw:custom-shape draw:style-name="gr12" draw:text-style-name="P1" draw:layer="layout" svg:width="4.7cm" svg:height="2.4cm" svg:x="7.6cm" svg:y="25.9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cm" svg:y1="24.8cm" svg:x2="10.1cm" svg:y2="25.7cm">
          <text:p/>
        </draw:line>
        <draw:line draw:style-name="gr2" draw:text-style-name="P2" draw:layer="layout" svg:x1="8.2cm" svg:y1="25.8cm" svg:x2="8.2cm" svg:y2="24.7cm">
          <text:p/>
        </draw:line>
        <draw:frame draw:style-name="gr13" draw:text-style-name="P4" draw:layer="layout" svg:width="3.173cm" svg:height="1.674cm" svg:x="4cm" svg:y="24.426cm">
          <draw:text-box>
            <text:p>Incorrect</text:p>
            <text:p>validation</text:p>
          </draw:text-box>
        </draw:frame>
        <draw:line draw:style-name="gr2" draw:text-style-name="P2" draw:layer="layout" svg:x1="10.1cm" svg:y1="28.4cm" svg:x2="10.1cm" svg:y2="29.1cm">
          <text:p/>
        </draw:line>
        <draw:line draw:style-name="gr2" draw:text-style-name="P2" draw:layer="layout" svg:x1="20cm" svg:y1="28.7cm" svg:x2="20cm" svg:y2="4.2cm">
          <text:p/>
        </draw:line>
        <draw:line draw:style-name="gr2" draw:text-style-name="P2" draw:layer="layout" svg:x1="20cm" svg:y1="4.2cm" svg:x2="13.2cm" svg:y2="4.2cm">
          <text:p/>
        </draw:line>
      </draw:page>
      <draw:page draw:name="page2" draw:style-name="dp1" draw:master-page-name="Default">
        <draw:custom-shape draw:style-name="gr14" draw:text-style-name="P1" draw:layer="layout" svg:width="5.5cm" svg:height="3.5cm" svg:x="8.6cm" svg:y="1.6cm">
          <text:p text:style-name="P1">Get player</text:p>
          <text:p text:style-name="P1">nam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7cm" svg:y1="5.5cm" svg:x2="10.7cm" svg:y2="6.7cm">
          <text:p/>
        </draw:line>
        <draw:custom-shape draw:style-name="gr15" draw:text-style-name="P1" draw:layer="layout" svg:width="5.7cm" svg:height="3.6cm" svg:x="7.9cm" svg:y="6.8cm">
          <text:p text:style-name="P1">Create player array</text:p>
          <text:p text:style-name="P1">With player info:</text:p>
          <text:p text:style-name="P1">Name, hand, last</text:p>
          <text:p text:style-name="P1">Card playe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10.5cm" svg:x2="10.7cm" svg:y2="11.7cm">
          <text:p/>
        </draw:line>
        <draw:custom-shape draw:style-name="gr16" draw:text-style-name="P1" draw:layer="layout" svg:width="6.6cm" svg:height="3.3cm" svg:x="7.3cm" svg:y="11.7cm">
          <text:p text:style-name="P1">Create deck of cards</text:p>
          <text:p text:style-name="P1">Consistent with Uno</text:p>
          <text:p text:style-name="P1">Cards </text:p>
          <text:p text:style-name="P1">(array of card objects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5.1cm" svg:x2="10.5cm" svg:y2="16.3cm">
          <text:p/>
        </draw:line>
        <draw:line draw:style-name="gr2" draw:text-style-name="P2" draw:layer="layout" svg:x1="10.6cm" svg:y1="23.1cm" svg:x2="10.6cm" svg:y2="24.3cm">
          <text:p/>
        </draw:line>
        <draw:custom-shape draw:style-name="gr17" draw:text-style-name="P5" draw:layer="layout" svg:width="6.5cm" svg:height="2.2cm" svg:x="7.4cm" svg:y="16.5cm">
          <text:p text:style-name="P1"><text:span text:style-name="T1">Create </text:span></text:p>
          <text:p text:style-name="P1"><text:span text:style-name="T1">Empty discard </text:span><text:span text:style-name="T1">pi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4cm" svg:height="3.2cm" svg:x="7.5cm" svg:y="19.8cm">
          <text:p text:style-name="P1">Deal each player 7</text:p>
          <text:p text:style-name="P1"><text:s/>Cards into</text:p>
          <text:p text:style-name="P1">Their hand </text:p>
          <text:p text:style-name="P1">(array of card objects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cm" svg:y1="18.7cm" svg:x2="10.7cm" svg:y2="19.8cm">
          <text:p/>
        </draw:line>
        <draw:custom-shape draw:style-name="gr19" draw:text-style-name="P1" draw:layer="layout" svg:width="6.2cm" svg:height="2.9cm" svg:x="7.5cm" svg:y="24.4cm">
          <text:p text:style-name="P1">Turn loop</text:p>
          <text:p text:style-name="P1">start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27.4cm" svg:x2="10.6cm" svg:y2="28.7cm">
          <text:p/>
        </draw:line>
        <draw:line draw:style-name="gr2" draw:text-style-name="P2" draw:layer="layout" svg:x1="18.7cm" svg:y1="28.7cm" svg:x2="18.7cm" svg:y2="1cm">
          <text:p/>
        </draw:line>
      </draw:page>
      <draw:page draw:name="page3" draw:style-name="dp1" draw:master-page-name="Default">
        <draw:line draw:style-name="gr2" draw:text-style-name="P2" draw:layer="layout" svg:x1="10.3cm" svg:y1="5.1cm" svg:x2="10.3cm" svg:y2="6.2cm">
          <text:p/>
        </draw:line>
        <draw:line draw:style-name="gr2" draw:text-style-name="P2" draw:layer="layout" svg:x1="12.1cm" svg:y1="8.3cm" svg:x2="13.4cm" svg:y2="8.3cm">
          <text:p/>
        </draw:line>
        <draw:custom-shape draw:style-name="gr20" draw:text-style-name="P1" draw:layer="layout" svg:width="3.8cm" svg:height="4.1cm" svg:x="8.3cm" svg:y="6.2cm">
          <text:p text:style-name="P1">Skip 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2.5cm" svg:height="5cm" svg:x="4.8cm" svg:y="8.1cm">
          <text:p text:style-name="P1">Skip </text:p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4.1cm" svg:x="13.3cm" svg:y="6.2cm">
          <text:p text:style-name="P1">Reverse 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8.2cm" svg:y1="8.2cm" svg:x2="7.2cm" svg:y2="8.2cm">
          <text:p/>
        </draw:line>
        <draw:frame draw:style-name="gr23" draw:text-style-name="P3" draw:layer="layout" svg:width="1.6cm" svg:height="0.962cm" svg:x="15.8cm" svg:y="5.338cm">
          <draw:text-box>
            <text:p>yes</text:p>
          </draw:text-box>
        </draw:frame>
        <draw:frame draw:style-name="gr24" draw:text-style-name="P3" draw:layer="layout" svg:width="1.205cm" svg:height="1.1cm" svg:x="12.4cm" svg:y="7.2cm">
          <draw:text-box>
            <text:p>no</text:p>
          </draw:text-box>
        </draw:frame>
        <draw:line draw:style-name="gr2" draw:text-style-name="P2" draw:layer="layout" svg:x1="5.5cm" svg:y1="7.9cm" svg:x2="5.5cm" svg:y2="5.2cm">
          <text:p/>
        </draw:line>
        <draw:custom-shape draw:style-name="gr25" draw:text-style-name="P1" draw:layer="layout" svg:width="4.6cm" svg:height="3cm" svg:x="14.6cm" svg:y="2cm">
          <text:p text:style-name="P1">Reverse turn</text:p>
          <text:p text:style-name="P1">Order,</text:p>
          <text:p text:style-name="P1"><text:s/>next</text:p>
          <text:p text:style-name="P1">play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4cm" svg:y1="6.1cm" svg:x2="15.4cm" svg:y2="5.1cm">
          <text:p/>
        </draw:line>
        <draw:line draw:style-name="gr2" draw:text-style-name="P2" draw:layer="layout" svg:x1="14.5cm" svg:y1="3.4cm" svg:x2="13.6cm" svg:y2="3.4cm">
          <text:p/>
        </draw:line>
        <draw:frame draw:style-name="gr23" draw:text-style-name="P3" draw:layer="layout" svg:width="1.6cm" svg:height="0.962cm" svg:x="7.2cm" svg:y="6.938cm">
          <draw:text-box>
            <text:p>yes</text:p>
          </draw:text-box>
        </draw:frame>
        <draw:custom-shape draw:style-name="gr26" draw:text-style-name="P1" draw:layer="layout" svg:width="3.9cm" svg:height="3.8cm" svg:x="8.6cm" svg:y="11.3cm">
          <text:p text:style-name="P1">Pickup 2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5.2cm" svg:y1="10.3cm" svg:x2="10.8cm" svg:y2="11.4cm">
          <text:p/>
        </draw:line>
        <draw:frame draw:style-name="gr27" draw:text-style-name="P3" draw:layer="layout" svg:width="1.205cm" svg:height="0.962cm" svg:x="13.5cm" svg:y="10.638cm">
          <draw:text-box>
            <text:p>no</text:p>
          </draw:text-box>
        </draw:frame>
        <draw:custom-shape draw:style-name="gr28" draw:text-style-name="P1" draw:layer="layout" svg:width="3.9cm" svg:height="2.6cm" svg:x="3.9cm" svg:y="13.8cm">
          <text:p text:style-name="P1">Player picks</text:p>
          <text:p text:style-name="P1">Up 2 car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3cm" svg:height="3.1cm" svg:x="1.7cm" svg:y="1.9cm">
          <text:p text:style-name="P1">Play moves to </text:p>
          <text:p text:style-name="P1">Next player</text:p>
          <text:p text:style-name="P1">By cycling </text:p>
          <text:p text:style-name="P1">arr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cm" svg:y1="3.4cm" svg:x2="7.6cm" svg:y2="3.4cm">
          <text:p/>
        </draw:line>
        <draw:line draw:style-name="gr2" draw:text-style-name="P2" draw:layer="layout" svg:x1="4.3cm" svg:y1="13.7cm" svg:x2="4.4cm" svg:y2="5.2cm">
          <text:p/>
        </draw:line>
        <draw:line draw:style-name="gr2" draw:text-style-name="P2" draw:layer="layout" svg:x1="10.5cm" svg:y1="15.2cm" svg:x2="7.8cm" svg:y2="15.2cm">
          <text:p/>
        </draw:line>
        <draw:frame draw:style-name="gr30" draw:text-style-name="P4" draw:layer="layout" svg:width="1.788cm" svg:height="0.962cm" svg:x="8cm" svg:y="14.238cm">
          <draw:text-box>
            <text:p>yes</text:p>
          </draw:text-box>
        </draw:frame>
        <draw:line draw:style-name="gr2" draw:text-style-name="P2" draw:layer="layout" svg:x1="10.5cm" svg:y1="15.1cm" svg:x2="10.8cm" svg:y2="18cm">
          <text:p/>
        </draw:line>
        <draw:frame draw:style-name="gr31" draw:text-style-name="P3" draw:layer="layout" svg:width="1.205cm" svg:height="1.562cm" svg:x="10.895cm" svg:y="16.038cm">
          <draw:text-box>
            <text:p>no</text:p>
          </draw:text-box>
        </draw:frame>
        <draw:line draw:style-name="gr2" draw:text-style-name="P2" draw:layer="layout" svg:x1="3.2cm" svg:y1="18.3cm" svg:x2="3.3cm" svg:y2="5cm">
          <text:p/>
        </draw:line>
        <draw:custom-shape draw:style-name="gr32" draw:text-style-name="P1" draw:layer="layout" svg:width="3.9cm" svg:height="3.7cm" svg:x="8.8cm" svg:y="18.1cm">
          <text:p text:style-name="P1">Pickup 4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.9cm" svg:height="2.7cm" svg:x="3cm" svg:y="18.4cm">
          <text:p text:style-name="P1">Player picks</text:p>
          <text:p text:style-name="P1">Up 4 card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7cm" svg:y1="20cm" svg:x2="6.9cm" svg:y2="20cm">
          <text:p/>
        </draw:line>
        <draw:frame draw:style-name="gr34" draw:text-style-name="P3" draw:layer="layout" svg:width="1.9cm" svg:height="1.673cm" svg:x="7.2cm" svg:y="19.1cm">
          <draw:text-box>
            <text:p>yes</text:p>
          </draw:text-box>
        </draw:frame>
        <draw:custom-shape draw:style-name="gr35" draw:text-style-name="P1" draw:layer="layout" svg:width="11.2cm" svg:height="4.3cm" svg:x="5.5cm" svg:y="23cm">
          <text:p text:style-name="P1">Display the ‘table’</text:p>
          <text:p text:style-name="P1">Number of cards in Opponents</text:p>
          <text:p text:style-name="P1">Hands, card to match on discard</text:p>
          <text:p text:style-name="P1">Pile, players hand,</text:p>
          <text:p text:style-name="P1">Cards possible to pl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cm" svg:y1="21.9cm" svg:x2="10.7cm" svg:y2="22.9cm">
          <text:p/>
        </draw:line>
        <draw:frame draw:style-name="gr36" draw:text-style-name="P3" draw:layer="layout" svg:width="2.1cm" svg:height="1.2cm" svg:x="11.5cm" svg:y="21.9cm">
          <draw:text-box>
            <text:p>no</text:p>
          </draw:text-box>
        </draw:frame>
        <draw:line draw:style-name="gr2" draw:text-style-name="P2" draw:layer="layout" svg:x1="10.8cm" svg:y1="27.3cm" svg:x2="10.8cm" svg:y2="28.7cm">
          <text:p/>
        </draw:line>
        <draw:line draw:style-name="gr2" draw:text-style-name="P2" draw:layer="layout" svg:x1="1.9cm" svg:y1="28.7cm" svg:x2="1.9cm" svg:y2="5.1cm">
          <text:p/>
        </draw:line>
        <draw:custom-shape draw:style-name="gr37" draw:text-style-name="P1" draw:layer="layout" svg:width="7.6cm" svg:height="3.2cm" svg:x="6.6cm" svg:y="1.9cm">
          <text:p text:style-name="P1">Are you </text:p>
          <text:p text:style-name="P1">ready </text:p>
          <text:p text:style-name="P1">scree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9.6cm" svg:y1="28.7cm" svg:x2="19.6cm" svg:y2="1cm">
          <text:p/>
        </draw:line>
      </draw:page>
      <draw:page draw:name="page4" draw:style-name="dp1" draw:master-page-name="Default">
        <draw:custom-shape draw:style-name="gr38" draw:text-style-name="P1" draw:layer="layout" svg:width="7.3cm" svg:height="3.8cm" svg:x="6.1cm" svg:y="2.2cm">
          <text:p text:style-name="P1">Player input what </text:p>
          <text:p text:style-name="P1">card to pla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cm" svg:y1="1.1cm" svg:x2="10cm" svg:y2="2.1cm">
          <text:p/>
        </draw:line>
        <draw:custom-shape draw:style-name="gr39" draw:text-style-name="P1" draw:layer="layout" svg:width="4.6cm" svg:height="2.5cm" svg:x="14.2cm" svg:y="12.7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4.6cm" svg:height="2.5cm" svg:x="6.8cm" svg:y="9.8cm">
          <text:p text:style-name="P1">Validate</text:p>
          <text:p text:style-name="P1">Card is in </text:p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4.6cm" svg:height="2.5cm" svg:x="6.8cm" svg:y="12.9cm">
          <text:p text:style-name="P1">Validate</text:p>
          <text:p text:style-name="P1">Card matches</text:p>
          <text:p text:style-name="P1">Discard p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8cm" svg:y1="14.4cm" svg:x2="12.7cm" svg:y2="3.7cm">
          <text:p/>
        </draw:line>
        <draw:line draw:style-name="gr2" draw:text-style-name="P2" draw:layer="layout" svg:x1="11.5cm" svg:y1="14.3cm" svg:x2="12.9cm" svg:y2="14.3cm">
          <text:p/>
        </draw:line>
        <draw:line draw:style-name="gr2" draw:text-style-name="P2" draw:layer="layout" svg:x1="11.5cm" svg:y1="11.2cm" svg:x2="12.9cm" svg:y2="11.2cm">
          <text:p/>
        </draw:line>
        <draw:line draw:style-name="gr2" draw:text-style-name="P2" draw:layer="layout" svg:x1="11.4cm" svg:y1="8cm" svg:x2="12.8cm" svg:y2="8cm">
          <text:p/>
        </draw:line>
        <draw:line draw:style-name="gr2" draw:text-style-name="P2" draw:layer="layout" svg:x1="9.4cm" svg:y1="6.1cm" svg:x2="9.4cm" svg:y2="6.7cm">
          <text:p/>
        </draw:line>
        <draw:line draw:style-name="gr2" draw:text-style-name="P2" draw:layer="layout" svg:x1="9.3cm" svg:y1="9.2cm" svg:x2="9.3cm" svg:y2="9.7cm">
          <text:p/>
        </draw:line>
        <draw:line draw:style-name="gr2" draw:text-style-name="P2" draw:layer="layout" svg:x1="9.2cm" svg:y1="12.3cm" svg:x2="9.2cm" svg:y2="12.9cm">
          <text:p/>
        </draw:line>
        <draw:line draw:style-name="gr2" draw:text-style-name="P2" draw:layer="layout" svg:x1="6.8cm" svg:y1="8cm" svg:x2="6cm" svg:y2="8cm">
          <text:p/>
        </draw:line>
        <draw:line draw:style-name="gr2" draw:text-style-name="P2" draw:layer="layout" svg:x1="4.3cm" svg:y1="5.7cm" svg:x2="2.5cm" svg:y2="0.9cm">
          <text:p/>
        </draw:line>
        <draw:custom-shape draw:style-name="gr40" draw:text-style-name="P1" draw:layer="layout" svg:width="4.5cm" svg:height="2.7cm" svg:x="10.4cm" svg:y="20.4cm">
          <text:p text:style-name="P1">Plays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.4cm" svg:height="2.6cm" svg:x="6.7cm" svg:y="24cm">
          <text:p text:style-name="P1">Card removed</text:p>
          <text:p text:style-name="P1">From hand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2.6cm" svg:x="12.1cm" svg:y="24cm">
          <text:p text:style-name="P1">Card added</text:p>
          <text:p text:style-name="P1">To discard</text:p>
          <text:p text:style-name="P1">p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cm" svg:y1="15.5cm" svg:x2="9.3cm" svg:y2="16.7cm">
          <text:p/>
        </draw:line>
        <draw:line draw:style-name="gr2" draw:text-style-name="P2" draw:layer="layout" svg:x1="10.9cm" svg:y1="19.4cm" svg:x2="10.9cm" svg:y2="20.3cm">
          <text:p/>
        </draw:line>
        <draw:custom-shape draw:style-name="gr43" draw:text-style-name="P1" draw:layer="layout" svg:width="5.3cm" svg:height="2.8cm" svg:x="13.3cm" svg:y="16.6cm">
          <text:p text:style-name="P1">Choose</text:p>
          <text:p text:style-name="P1">Colour</text:p>
          <text:p text:style-name="P1">For wil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1.5cm" svg:y1="18.6cm" svg:x2="13.8cm" svg:y2="18.6cm">
          <text:p/>
        </draw:line>
        <draw:line draw:style-name="gr2" draw:text-style-name="P2" draw:layer="layout" svg:x1="14.1cm" svg:y1="19.5cm" svg:x2="14.1cm" svg:y2="20.4cm">
          <text:p/>
        </draw:line>
        <draw:line draw:style-name="gr2" draw:text-style-name="P2" draw:layer="layout" svg:x1="15.3cm" svg:y1="15.3cm" svg:x2="15.3cm" svg:y2="16.6cm">
          <text:p/>
        </draw:line>
        <draw:line draw:style-name="gr2" draw:text-style-name="P2" draw:layer="layout" svg:x1="17.5cm" svg:y1="16.6cm" svg:x2="17.5cm" svg:y2="15.4cm">
          <text:p/>
        </draw:line>
        <draw:line draw:style-name="gr2" draw:text-style-name="P2" draw:layer="layout" svg:x1="12.5cm" svg:y1="23.2cm" svg:x2="12.5cm" svg:y2="23.9cm">
          <text:p/>
        </draw:line>
        <draw:line draw:style-name="gr2" draw:text-style-name="P2" draw:layer="layout" svg:x1="12.1cm" svg:y1="25.2cm" svg:x2="11cm" svg:y2="25.2cm">
          <text:p/>
        </draw:line>
        <draw:line draw:style-name="gr2" draw:text-style-name="P2" draw:layer="layout" svg:x1="6.7cm" svg:y1="25.3cm" svg:x2="6.1cm" svg:y2="25.3cm">
          <text:p/>
        </draw:line>
        <draw:custom-shape draw:style-name="gr44" draw:text-style-name="P1" draw:layer="layout" svg:width="4.6cm" svg:height="4.2cm" svg:x="1.4cm" svg:y="23.1cm">
          <text:p text:style-name="P1">Check</text:p>
          <text:p text:style-name="P1">For no Cards</text:p>
          <text:p text:style-name="P1">lef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draw:layer="layout" svg:width="4.6cm" svg:height="4.2cm" svg:x="7cm" svg:y="16.6cm">
          <text:p text:style-name="P1">Wild </text:p>
          <text:p text:style-name="P1">Card 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3.694cm" svg:y1="27.5cm" svg:x2="3.694cm" svg:y2="28.7cm">
          <text:p/>
        </draw:line>
        <draw:line draw:style-name="gr2" draw:text-style-name="P2" draw:layer="layout" svg:x1="1.9cm" svg:y1="24.7cm" svg:x2="1.9cm" svg:y2="1cm">
          <text:p/>
        </draw:line>
        <draw:custom-shape draw:style-name="gr39" draw:text-style-name="P1" draw:layer="layout" svg:width="4.6cm" svg:height="2.5cm" svg:x="6.9cm" svg:y="6.6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1.7cm" svg:height="1.673cm" svg:x="11.5cm" svg:y="17.4cm">
          <draw:text-box>
            <text:p>yes</text:p>
          </draw:text-box>
        </draw:frame>
        <draw:frame draw:style-name="gr45" draw:text-style-name="P3" draw:layer="layout" svg:width="1.8cm" svg:height="0.962cm" svg:x="11.1cm" svg:y="19.1cm">
          <draw:text-box>
            <text:p>no</text:p>
          </draw:text-box>
        </draw:frame>
        <draw:frame draw:style-name="gr46" draw:text-style-name="P3" draw:layer="layout" svg:width="1.9cm" svg:height="0.962cm" svg:x="2.1cm" svg:y="22.1cm">
          <draw:text-box>
            <text:p>no</text:p>
          </draw:text-box>
        </draw:frame>
        <draw:frame draw:style-name="gr47" draw:text-style-name="P3" draw:layer="layout" svg:width="1.488cm" svg:height="0.962cm" svg:x="4.3cm" svg:y="27.438cm">
          <draw:text-box>
            <text:p>yes</text:p>
          </draw:text-box>
        </draw:frame>
        <draw:custom-shape draw:style-name="gr48" draw:text-style-name="P1" draw:layer="layout" svg:width="4.3cm" svg:height="5.5cm" svg:x="2.1cm" svg:y="5.8cm">
          <text:p text:style-name="P1">Choose</text:p>
          <text:p text:style-name="P1">To draw</text:p>
          <text:p text:style-name="P1">Car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3" draw:layer="layout" svg:width="1.488cm" svg:height="0.962cm" svg:x="3.9cm" svg:y="3.2cm">
          <draw:text-box>
            <text:p>yes</text:p>
          </draw:text-box>
        </draw:frame>
        <draw:line draw:style-name="gr2" draw:text-style-name="P2" draw:layer="layout" svg:x1="5.3cm" svg:y1="10.3cm" svg:x2="6.8cm" svg:y2="10.3cm">
          <text:p/>
        </draw:line>
        <draw:frame draw:style-name="gr49" draw:text-style-name="P3" draw:layer="layout" svg:width="1.205cm" svg:height="1cm" svg:x="5.3cm" svg:y="10.4cm">
          <draw:text-box>
            <text:p>no</text:p>
          </draw:text-box>
        </draw:frame>
        <draw:line draw:style-name="gr2" draw:text-style-name="P2" draw:layer="layout" svg:x1="19.6cm" svg:y1="28.7cm" svg:x2="19.4cm" svg:y2="1cm">
          <text:p/>
        </draw:line>
      </draw:page>
      <draw:page draw:name="page5" draw:style-name="dp1" draw:master-page-name="Default">
        <draw:custom-shape draw:style-name="gr50" draw:text-style-name="P1" draw:layer="layout" svg:width="7.1cm" svg:height="4.3cm" svg:x="6.9cm" svg:y="3.2cm">
          <text:p text:style-name="P1">Display</text:p>
          <text:p text:style-name="P1">Current player is the</text:p>
          <text:p text:style-name="P1">wi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7.4cm" svg:height="4.3cm" svg:x="12.1cm" svg:y="7.5cm">
          <text:p text:style-name="P1">Return to opening</text:p>
          <text:p text:style-name="P1"><text:s/>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cm" svg:x2="10.4cm" svg:y2="3.1cm">
          <text:p/>
        </draw:line>
        <draw:line draw:style-name="gr2" draw:text-style-name="P2" draw:layer="layout" svg:x1="13cm" svg:y1="6.9cm" svg:x2="13.5cm" svg:y2="7.8cm">
          <text:p/>
        </draw:line>
        <draw:line draw:style-name="gr2" draw:text-style-name="P2" draw:layer="layout" svg:x1="18.9cm" svg:y1="8.4cm" svg:x2="18.9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5:49:57.670642325</meta:creation-date>
    <dc:date>2020-04-25T11:09:09.442319704</dc:date>
    <meta:editing-duration>PT19M39S</meta:editing-duration>
    <meta:editing-cycles>3</meta:editing-cycles>
    <meta:generator>LibreOffice/6.0.7.3$Linux_X86_64 LibreOffice_project/00m0$Build-3</meta:generator>
    <meta:document-statistic meta:object-count="119"/>
  </office:meta>
</office:document-meta>
</file>